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fo:min-height="0.442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642cm"/>
      <style:paragraph-properties style:writing-mode="lr-tb"/>
    </style:style>
    <style:style style:name="gr11" style:family="graphic" style:parent-style-name="standard">
      <style:graphic-properties draw:stroke="none" draw:fill="none" fo:min-height="1.342cm"/>
      <style:paragraph-properties style:writing-mode="lr-tb"/>
    </style:style>
    <style:style style:name="gr12" style:family="graphic" style:parent-style-name="standard">
      <style:graphic-properties draw:stroke="none" draw:fill="none" fo:min-height="0.842cm"/>
      <style:paragraph-properties style:writing-mode="lr-tb"/>
    </style:style>
    <style:style style:name="gr13" style:family="graphic" style:parent-style-name="standard">
      <style:graphic-properties draw:stroke="none" draw:fill="none" fo:min-height="0.942cm"/>
      <style:paragraph-properties style:writing-mode="lr-tb"/>
    </style:style>
    <style:style style:name="gr14" style:family="graphic" style:parent-style-name="standard">
      <style:graphic-properties draw:stroke="none" draw:fill="none" fo:min-height="0.342cm"/>
      <style:paragraph-properties style:writing-mode="lr-tb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stroke="none" draw:fill="none" fo:min-height="1.141cm"/>
      <style:paragraph-properties style:writing-mode="lr-tb"/>
    </style:style>
    <style:style style:name="gr17" style:family="graphic" style:parent-style-name="standard">
      <style:graphic-properties draw:stroke="none" draw:fill="none" fo:min-height="1.522cm"/>
      <style:paragraph-properties style:writing-mode="lr-tb"/>
    </style:style>
    <style:style style:name="gr18" style:family="graphic" style:parent-style-name="objectwithoutfill">
      <style:graphic-properties draw:stroke="dash" draw:stroke-dash="Long_20_Dash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size-asian="36pt" style:font-weight-asian="bold" style:font-size-complex="36pt" style:font-weight-complex="bold"/>
    </style:style>
    <style:style style:name="T4" style:family="text">
      <style:text-properties style:text-position="sub 58%" fo:font-weight="bold" style:font-size-asian="36pt" style:font-weight-asian="bold" style:font-size-complex="36pt" style:font-weight-complex="bold"/>
    </style:style>
    <style:style style:name="T5" style:family="text">
      <style:text-properties style:font-name="IPAGothic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IPAGothic" fo:font-size="18pt" fo:font-weight="bold" style:font-size-asian="18pt" style:font-weight-asian="bold" style:font-size-complex="18pt" style:font-weight-complex="bold"/>
    </style:style>
    <style:style style:name="T7" style:family="text">
      <style:text-properties style:text-position="sub 58%" style:font-name="IPAGothic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2.8cm" svg:y1="3.3cm" svg:x2="12.8cm" svg:y2="19.3cm">
          <text:p/>
        </draw:line>
        <draw:line draw:style-name="gr1" draw:text-style-name="P1" draw:layer="layout" svg:x1="1.2cm" svg:y1="11.551cm" svg:x2="25.2cm" svg:y2="11.55cm">
          <text:p/>
        </draw:line>
        <draw:frame draw:style-name="gr2" draw:text-style-name="P2" draw:layer="layout" svg:width="1.5cm" svg:height="1.673cm" svg:x="11.3cm" svg:y="11.4cm">
          <draw:text-box>
            <text:p><text:span text:style-name="T1">0</text:span></text:p>
          </draw:text-box>
        </draw:frame>
        <draw:frame draw:style-name="gr3" draw:text-style-name="P3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4" draw:text-style-name="P5" draw:layer="layout" svg:width="3cm" svg:height="2.092cm" svg:x="14.3cm" svg:y="12.008cm">
          <draw:text-box>
            <text:p text:style-name="P4"><text:span text:style-name="T3">w</text:span><text:span text:style-name="T4">1</text:span></text:p>
          </draw:text-box>
        </draw:frame>
        <draw:frame draw:style-name="gr4" draw:text-style-name="P5" draw:layer="layout" svg:width="3cm" svg:height="2.092cm" svg:x="16.5cm" svg:y="12.2cm">
          <draw:text-box>
            <text:p text:style-name="P4"><text:span text:style-name="T3">2w</text:span><text:span text:style-name="T4">1</text:span></text:p>
          </draw:text-box>
        </draw:frame>
        <draw:frame draw:style-name="gr4" draw:text-style-name="P5" draw:layer="layout" svg:width="3cm" svg:height="2.092cm" svg:x="19.5cm" svg:y="12.1cm">
          <draw:text-box>
            <text:p text:style-name="P4"><text:span text:style-name="T3">3w</text:span><text:span text:style-name="T4">1</text:span></text:p>
          </draw:text-box>
        </draw:frame>
        <draw:frame draw:style-name="gr5" draw:text-style-name="P5" draw:layer="layout" svg:width="3cm" svg:height="2.5cm" svg:x="9.2cm" svg:y="12.2cm">
          <draw:text-box>
            <text:p text:style-name="P4"><text:span text:style-name="T3">-w</text:span><text:span text:style-name="T4">1</text:span></text:p>
          </draw:text-box>
        </draw:frame>
        <draw:frame draw:style-name="gr4" draw:text-style-name="P5" draw:layer="layout" svg:width="4cm" svg:height="2.092cm" svg:x="5.9cm" svg:y="12.208cm">
          <draw:text-box>
            <text:p text:style-name="P4"><text:span text:style-name="T3">-2w</text:span><text:span text:style-name="T4">1</text:span></text:p>
          </draw:text-box>
        </draw:frame>
        <draw:frame draw:style-name="gr4" draw:text-style-name="P5" draw:layer="layout" svg:width="4cm" svg:height="2.092cm" svg:x="3cm" svg:y="12.3cm">
          <draw:text-box>
            <text:p text:style-name="P4"><text:span text:style-name="T3">-3w</text:span><text:span text:style-name="T4">1</text:span></text:p>
          </draw:text-box>
        </draw:frame>
        <draw:frame draw:style-name="gr6" draw:text-style-name="P2" draw:layer="layout" svg:width="7cm" svg:height="2cm" svg:x="10.4cm" svg:y="1.6cm">
          <draw:text-box>
            <text:p><text:span text:style-name="T5">|F(w)|</text:span></text:p>
          </draw:text-box>
        </draw:frame>
        <draw:line draw:style-name="gr7" draw:text-style-name="P6" draw:layer="layout" svg:x1="14.7cm" svg:y1="11cm" svg:x2="14.7cm" svg:y2="12cm">
          <text:p/>
        </draw:line>
        <draw:line draw:style-name="gr7" draw:text-style-name="P6" draw:layer="layout" svg:x1="17.8cm" svg:y1="11cm" svg:x2="17.8cm" svg:y2="12cm">
          <text:p/>
        </draw:line>
        <draw:line draw:style-name="gr7" draw:text-style-name="P6" draw:layer="layout" svg:x1="20.6cm" svg:y1="11cm" svg:x2="20.6cm" svg:y2="12cm">
          <text:p/>
        </draw:line>
        <draw:frame draw:style-name="gr8" draw:text-style-name="P7" draw:layer="layout" svg:width="5.5cm" svg:height="1.137cm" svg:x="1cm" svg:y="3.8cm">
          <draw:text-box>
            <text:p><text:span text:style-name="T6">|F(-3w</text:span><text:span text:style-name="T7">1</text:span><text:span text:style-name="T6">)|=|</text:span><text:span text:style-name="T8">C</text:span><text:span text:style-name="T6">[-3]|</text:span></text:p>
          </draw:text-box>
        </draw:frame>
        <draw:custom-shape draw:style-name="gr9" draw:text-style-name="P8" draw:layer="layout" svg:width="0.5cm" svg:height="0.5cm" svg:x="4.147cm" svg:y="3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6.9cm" svg:y="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10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14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17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20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12.59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4.6cm" svg:height="1.137cm" svg:x="7.9cm" svg:y="7.608cm">
          <draw:text-box>
            <text:p><text:span text:style-name="T6">|F(-w</text:span><text:span text:style-name="T7">1</text:span><text:span text:style-name="T6">)|=|</text:span><text:span text:style-name="T8">C</text:span><text:span text:style-name="T6">[-1]|</text:span></text:p>
          </draw:text-box>
        </draw:frame>
        <draw:frame draw:style-name="gr11" draw:text-style-name="P7" draw:layer="layout" svg:width="5.8cm" svg:height="1.592cm" svg:x="12.8cm" svg:y="4.508cm">
          <draw:text-box>
            <text:p><text:span text:style-name="T6">|F(0)|=|</text:span><text:span text:style-name="T8">C</text:span><text:span text:style-name="T6">[0]|</text:span></text:p>
          </draw:text-box>
        </draw:frame>
        <draw:frame draw:style-name="gr11" draw:text-style-name="P7" draw:layer="layout" svg:width="5.8cm" svg:height="1.592cm" svg:x="13.2cm" svg:y="7.608cm">
          <draw:text-box>
            <text:p><text:span text:style-name="T6">|F(w</text:span><text:span text:style-name="T7">1</text:span><text:span text:style-name="T6">)|=|</text:span><text:span text:style-name="T8">C</text:span><text:span text:style-name="T6">[1]|</text:span></text:p>
          </draw:text-box>
        </draw:frame>
        <draw:frame draw:style-name="gr12" draw:text-style-name="P7" draw:layer="layout" svg:width="4.7cm" svg:height="1.137cm" svg:x="15.3cm" svg:y="1.408cm">
          <draw:text-box>
            <text:p><text:span text:style-name="T6">|F(2w</text:span><text:span text:style-name="T7">1</text:span><text:span text:style-name="T6">)|=|</text:span><text:span text:style-name="T8">C</text:span><text:span text:style-name="T6">[2]|</text:span></text:p>
          </draw:text-box>
        </draw:frame>
        <draw:frame draw:style-name="gr13" draw:text-style-name="P7" draw:layer="layout" svg:width="4.6cm" svg:height="1.192cm" svg:x="21cm" svg:y="2.308cm">
          <draw:text-box>
            <text:p><text:span text:style-name="T6">|F(3w</text:span><text:span text:style-name="T7">1</text:span><text:span text:style-name="T6">)|=|</text:span><text:span text:style-name="T8">C</text:span><text:span text:style-name="T6">[3]|</text:span></text:p>
          </draw:text-box>
        </draw:frame>
        <draw:frame draw:style-name="gr14" draw:text-style-name="P7" draw:layer="layout" svg:width="5cm" svg:height="1.137cm" svg:x="5.2cm" svg:y="1.908cm">
          <draw:text-box>
            <text:p><text:span text:style-name="T6">|F(-2w</text:span><text:span text:style-name="T7">1</text:span><text:span text:style-name="T6">)|=|</text:span><text:span text:style-name="T8">C</text:span><text:span text:style-name="T6">[-2]|</text:span></text:p>
          </draw:text-box>
        </draw:frame>
        <draw:frame draw:style-name="gr4" draw:text-style-name="P5" draw:layer="layout" svg:width="3cm" svg:height="2.092cm" svg:x="22.5cm" svg:y="12.15cm">
          <draw:text-box>
            <text:p text:style-name="P4"><text:span text:style-name="T3">4w</text:span><text:span text:style-name="T4">1</text:span></text:p>
          </draw:text-box>
        </draw:frame>
        <draw:line draw:style-name="gr7" draw:text-style-name="P6" draw:layer="layout" svg:x1="23.6cm" svg:y1="11.05cm" svg:x2="23.6cm" svg:y2="12.05cm">
          <text:p/>
        </draw:line>
        <draw:custom-shape draw:style-name="gr15" draw:text-style-name="P8" draw:layer="layout" svg:width="0.457cm" svg:height="0.5cm" svg:x="23.305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5.8cm" svg:height="1.391cm" svg:x="22.2cm" svg:y="7.609cm">
          <draw:text-box>
            <text:p><text:span text:style-name="T6">|F(4w</text:span><text:span text:style-name="T7">1</text:span><text:span text:style-name="T6">)|=|</text:span><text:span text:style-name="T8">C</text:span><text:span text:style-name="T6">[4]|</text:span></text:p>
          </draw:text-box>
        </draw:frame>
        <draw:line draw:style-name="gr7" draw:text-style-name="P6" draw:layer="layout" svg:x1="1.5cm" svg:y1="11cm" svg:x2="1.5cm" svg:y2="12cm">
          <text:p/>
        </draw:line>
        <draw:line draw:style-name="gr7" draw:text-style-name="P6" draw:layer="layout" svg:x1="4.6cm" svg:y1="11cm" svg:x2="4.6cm" svg:y2="12cm">
          <text:p/>
        </draw:line>
        <draw:line draw:style-name="gr7" draw:text-style-name="P6" draw:layer="layout" svg:x1="7.4cm" svg:y1="11cm" svg:x2="7.4cm" svg:y2="12cm">
          <text:p/>
        </draw:line>
        <draw:line draw:style-name="gr7" draw:text-style-name="P6" draw:layer="layout" svg:x1="10.4cm" svg:y1="11.05cm" svg:x2="10.4cm" svg:y2="12.05cm">
          <text:p/>
        </draw:line>
        <draw:frame draw:style-name="gr4" draw:text-style-name="P5" draw:layer="layout" svg:width="4cm" svg:height="2.092cm" svg:x="0.6cm" svg:y="12.3cm">
          <draw:text-box>
            <text:p text:style-name="P4"><text:span text:style-name="T3">-4w</text:span><text:span text:style-name="T4">1</text:span></text:p>
          </draw:text-box>
        </draw:frame>
        <draw:custom-shape draw:style-name="gr15" draw:text-style-name="P8" draw:layer="layout" svg:width="0.5cm" svg:height="0.5cm" svg:x="1.2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5.8cm" svg:height="1.772cm" svg:x="1.2cm" svg:y="7.609cm">
          <draw:text-box>
            <text:p><text:span text:style-name="T6">|F(-4w</text:span><text:span text:style-name="T7">1</text:span><text:span text:style-name="T6">)|=|</text:span><text:span text:style-name="T8">C</text:span><text:span text:style-name="T6">[-4]|</text:span></text:p>
          </draw:text-box>
        </draw:frame>
        <draw:line draw:style-name="gr18" draw:text-style-name="P6" draw:layer="layout" svg:x1="19.1cm" svg:y1="1cm" svg:x2="19.1cm" svg:y2="19.5cm">
          <text:p/>
        </draw:line>
        <draw:line draw:style-name="gr18" draw:text-style-name="P6" draw:layer="layout" svg:x1="6cm" svg:y1="1cm" svg:x2="6cm" svg:y2="1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 Pゴシック" style:font-size-asian="24pt" style:language-asian="ja" style:country-asian="JP" style:font-name-complex="Takao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 Pゴシック" style:font-family-asian="'Takao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0-05T14:51:51</meta:creation-date>
    <dc:date>2020-07-19T17:37:08.789594669</dc:date>
    <meta:editing-duration>PT21M44S</meta:editing-duration>
    <meta:editing-cycles>22</meta:editing-cycles>
    <meta:generator>LibreOffice/6.4.4.2$Linux_X86_64 LibreOffice_project/40$Build-2</meta:generator>
    <meta:document-statistic meta:object-count="41"/>
  </office:meta>
</office:document-meta>
</file>